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4704e" officeooo:paragraph-rsid="000e62a0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TCCTGTGAAGCTCATGAGGGCGAAGCTCCCAAGTTTCGAACCCAAATGAGTTTTGATATAAATGTAATCGTTCGCCACACTTTCATTAATTTCCAAATATCTCATTAAAGCCAATTCAAAACTCAAAACAATGGCATCCTGACTCGCATCAAAGGCTTCATAATCAGATTCTGTGCAGACACCATCAAATTTCTGATTTATAACCCATTCATTGAGATCATCAATGTTCTTGCATGAATGTATGTAGAAATTTTTGGGCGAGGCTTCATTTAGCTTCTTTTCAATGTACCTCATTGTTGGCGCAAACCTGCACAAAACAGCATGATGAAAACACGCAAACGTC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1:15.633505365</meta:creation-date>
    <dc:date>2019-03-29T16:01:38.353344244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